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09cm" table:align="margins"/>
    </style:style>
    <style:style style:name="Tabla1.A" style:family="table-column">
      <style:table-column-properties style:column-width="5.031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Default_20_Text">
      <style:text-properties style:font-name="Arial" fo:font-weight="bold" style:font-weight-asian="bold" style:font-weight-complex="bold"/>
    </style:style>
    <style:style style:name="P6" style:family="paragraph" style:parent-style-name="Default_20_Text">
      <style:text-properties fo:font-weight="bold" style:font-weight-asian="bold" style:font-weight-complex="bold"/>
    </style:style>
    <style:style style:name="P7" style:family="paragraph" style:parent-style-name="Default_20_Text">
      <style:paragraph-properties fo:text-align="justify" style:justify-single-word="false"/>
    </style:style>
    <style:style style:name="P8" style:family="paragraph" style:parent-style-name="Standard">
      <style:text-properties style:font-name="Arial" style:text-underline-style="non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stión del proyecto</text:p>
      <text:p text:style-name="P3"/>
      <text:p text:style-name="P3">Definición del equipo de trabajo</text:p>
      <text:p text:style-name="P3"/>
      <text:p text:style-name="P3">Matriz de producción </text:p>
      <text:p text:style-name="P3"/>
      <text:p text:style-name="P3">Categorización de programas</text:p>
      <text:p text:style-name="P3"/>
      <text:p text:style-name="P3">Carta <text:span text:style-name="T1">Gantt</text:span></text:p>
      <text:p text:style-name="P3"/>
      <text:p text:style-name="P3">Análisis de riesgos</text:p>
      <text:p text:style-name="P3"/>
      <text:p text:style-name="P3">Contingencias y planes de acción</text:p>
      <text:p text:style-name="P8"/>
      <text:p text:style-name="P3">Evaluación heurística.</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Estrategias de Lanzamiento</text:p>
      <text:p text:style-name="P4"/>
      <text:p text:style-name="P6">Estrategia de promoción de costos.</text:p>
      <text:p text:style-name="Default_20_Text"/>
      <text:p text:style-name="P7"><text:tab/>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 </text:p>
      <text:p text:style-name="Default_20_Text"/>
      <text:p text:style-name="Default_20_Text">Estas estrategias tendrían un costo el cual pasaremos a detallar a continuación.</text:p>
      <text:p text:style-name="Default_20_Text"/>
      <table:table table:name="Tabla1" table:style-name="Tabla1">
        <table:table-column table:style-name="Tabla1.A" table:number-columns-repeated="3"/>
        <table:table-row>
          <table:table-cell table:style-name="Tabla1.A1" office:value-type="string">
            <text:p text:style-name="P1">Actividad</text:p>
          </table:table-cell>
          <table:table-cell table:style-name="Tabla1.A1" office:value-type="string">
            <text:p text:style-name="P1">Detalle</text:p>
          </table:table-cell>
          <table:table-cell table:style-name="Tabla1.C1" office:value-type="string">
            <text:p text:style-name="P1">Costo</text:p>
          </table:table-cell>
        </table:table-row>
        <table:table-row>
          <table:table-cell table:style-name="Tabla1.A2" office:value-type="string">
            <text:p text:style-name="P2">Inscripción del proyecto en sitios de material educativo.</text:p>
          </table:table-cell>
          <table:table-cell table:style-name="Tabla1.A2" office:value-type="string">
            <text:p text:style-name="Table_20_Contents"><text:a xlink:type="simple" xlink:href="http://Www.catalogored.cl/">www.catalogored.cl</text:a></text:p>
            <text:p text:style-name="Table_20_Contents"><text:a xlink:type="simple" xlink:href="http://www.educarchile.cl/">www.educarchile.cl</text:a> </text:p>
            <text:p text:style-name="Table_20_Contents"><text:a xlink:type="simple" xlink:href="http://www.enlaces.cl/">www.enlaces.cl</text:a></text:p>
          </table:table-cell>
          <table:table-cell table:style-name="Tabla1.C2" office:value-type="string">
            <text:p text:style-name="Table_20_Contents">Sin costo asociado</text:p>
          </table:table-cell>
        </table:table-row>
        <table:table-row>
          <table:table-cell table:style-name="Tabla1.A2" office:value-type="string">
            <text:p text:style-name="P2">Desarrollo sitio web informativo</text:p>
          </table:table-cell>
          <table:table-cell table:style-name="Tabla1.A2" office:value-type="string">
            <text:p text:style-name="Table_20_Contents">Incluye diseño , alta en buscadores.</text:p>
          </table:table-cell>
          <table:table-cell table:style-name="Tabla1.C2" office:value-type="string">
            <text:p text:style-name="Table_20_Contents">$150,000,- + Impuesto</text:p>
          </table:table-cell>
        </table:table-row>
        <table:table-row>
          <table:table-cell table:style-name="Tabla1.A2" office:value-type="string">
            <text:p text:style-name="P2">Inscripción Dominio</text:p>
          </table:table-cell>
          <table:table-cell table:style-name="Tabla1.A2" office:value-type="string">
            <text:p text:style-name="Table_20_Contents"><text:a xlink:type="simple" xlink:href="http://www.astrolaser.cl/">www.astrolaser.cl</text:a> en NICChile</text:p>
          </table:table-cell>
          <table:table-cell table:style-name="Tabla1.C2" office:value-type="string">
            <text:p text:style-name="Table_20_Contents">$18900.-</text:p>
          </table:table-cell>
        </table:table-row>
        <table:table-row>
          <table:table-cell table:style-name="Tabla1.A2" office:value-type="string">
            <text:p text:style-name="P2">Servicio de alojamiento de web</text:p>
          </table:table-cell>
          <table:table-cell table:style-name="Tabla1.A2" office:value-type="string">
            <text:p text:style-name="Table_20_Contents">Digitalproserver chile 40 MB</text:p>
          </table:table-cell>
          <table:table-cell table:style-name="Tabla1.C2" office:value-type="string">
            <text:p text:style-name="Table_20_Contents">$7000.-</text:p>
          </table:table-cell>
        </table:table-row>
        <table:table-row>
          <table:table-cell table:style-name="Tabla1.A2" office:value-type="string">
            <text:p text:style-name="P2">Envío de Correspondencia Informativa a Establecimientos Educacionales.</text:p>
          </table:table-cell>
          <table:table-cell table:style-name="Tabla1.A2" office:value-type="string">
            <text:p text:style-name="Table_20_Contents">Incluye carta con información de sobre el proyecto y información de contacto para solicitar demostración</text:p>
          </table:table-cell>
          <table:table-cell table:style-name="Tabla1.C2" office:value-type="string">
            <text:p text:style-name="Table_20_Contents">$300 aprox. Por carta</text:p>
          </table:table-cell>
        </table:table-row>
        <table:table-row>
          <table:table-cell table:style-name="Tabla1.A2" office:value-type="string">
            <text:p text:style-name="P2">Realización de Demostración del sistema.</text:p>
          </table:table-cell>
          <table:table-cell table:style-name="Tabla1.A2" office:value-type="string">
            <text:p text:style-name="Table_20_Contents">Incluye presentación del proyecto, explicación de utilidad en el proceso educativo. Demostración de uso del sistema.</text:p>
          </table:table-cell>
          <table:table-cell table:style-name="Tabla1.C2" office:value-type="string">
            <text:p text:style-name="Table_20_Contents">$50000.- <text:s/>costo neto</text:p>
          </table:table-cell>
        </table:table-row>
        <table:table-row>
          <table:table-cell table:style-name="Tabla1.A2" office:value-type="string">
            <text:p text:style-name="P2"/>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5"/>
      <text:p text:style-name="P3"><text:soft-page-break/></text:p>
      <text:p text:style-name="P4">Resultados y conclusiones</text:p>
      <text:p text:style-name="P3"/>
      <text:p text:style-name="P4">Bibliografía y fuentes</text:p>
      <text:p text:style-name="P3"/>
      <text:p text:style-name="P4">Índices de tablas</text:p>
      <text:p text:style-name="P3"/>
      <text:p text:style-name="P4">Anex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Text" style:display-name="Default Text" style:family="paragraph" style:class="text"/>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10-25T17:18:19</meta:creation-date>
    <meta:generator>LibreOffice/3.3$Unix LibreOffice_project/330m19$Build-202</meta:generator>
    <dc:date>2011-10-31T17:31:59</dc:date>
    <dc:creator>Fernando Pozo</dc:creator>
    <meta:editing-duration>PT2H3M12S</meta:editing-duration>
    <meta:editing-cycles>4</meta:editing-cycles>
    <meta:document-statistic meta:table-count="1" meta:image-count="0" meta:object-count="0" meta:page-count="3" meta:paragraph-count="39" meta:word-count="246" meta:character-count="1774"/>
  </office:meta>
</office:document-meta>
</file>